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loext="urn:org:documentfoundation:names:experimental:office:xmlns:loext:1.0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line-height="150%" style:shadow="none">
        <style:tab-stops/>
      </style:paragraph-properties>
      <style:text-properties fo:font-variant="normal" fo:text-transform="none" fo:color="#252525" style:font-name="Arial" fo:font-size="14pt" fo:letter-spacing="normal" fo:font-style="normal" style:text-underline-style="none" fo:font-weight="normal" fo:background-color="#ffffff" style:font-name-asian="Calibri" style:font-size-asian="14pt" style:font-weight-asian="normal" style:font-name-complex="Calibri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vances 2a</text:p>
      <text:p text:style-name="Standard">________________________<text:line-break/></text:p>
      <text:p text:style-name="Standard">determinación de la estrategia de ingresos</text:p>
      <text:p text:style-name="Standard"/>
      <text:p text:style-name="P1">como no hay competencia, lo que hace que sea una oportunidad para la empresa I.S.U. Y soporte lógico d gracias a el manejo de programación y la solicitud <text:s/>del usuario por nuevas soluciones y programas , la empresa se encargara de brindar insumos y soporte técnico creando así un camino para otros desempeños dentro de la empresa mas de proporcionar el programa.</text:p>
      <text:p text:style-name="P1"/>
      <text:p text:style-name="P1">Competencia</text:p>
      <text:p text:style-name="P1">debido a que no existe una variedad de programas para el tambo, ISU tiene un camino poco competitivo lo que nos hace pensar en la necesidad de los usuarios y ganarnos la confianza como para ser la mejor empresa que soluciones sus problemas con eficienci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udiante </meta:initial-creator>
    <meta:creation-date>2016-07-27T18:21:03</meta:creation-date>
    <meta:document-statistic meta:table-count="0" meta:image-count="0" meta:object-count="0" meta:page-count="1" meta:paragraph-count="6" meta:word-count="117" meta:character-count="704"/>
    <dc:date>2016-07-27T21:34:05</dc:date>
    <dc:creator>estudiante </dc:creator>
    <meta:editing-duration>PT02H57M52S</meta:editing-duration>
    <meta:editing-cycles>1</meta:editing-cycles>
    <meta:generator>OpenOffice.org/3.2$Linux OpenOffice.org_project/320m12$Build-9483</meta:generator>
  </office:meta>
</office:document-meta>
</file>